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223000000D0D465D5DB373BE256.png" manifest:media-type="image/png"/>
  <manifest:file-entry manifest:full-path="Pictures/100002010000014C000000939AD91D4413971104.png" manifest:media-type="image/png"/>
  <manifest:file-entry manifest:full-path="Pictures/100002010000024B0000007170266BE09EC77C39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ff0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4.123cm" svg:height="4.643cm" svg:x="3.166cm" svg:y="1.183cm">
          <draw:image xlink:href="Pictures/100002010000024B0000007170266BE09EC77C39.png" xlink:type="simple" xlink:show="embed" xlink:actuate="onLoad" loext:mime-type="image/png">
            <text:p/>
          </draw:image>
        </draw:frame>
        <draw:frame draw:style-name="gr1" draw:text-style-name="P1" draw:layer="layout" svg:width="9.165cm" svg:height="4.057cm" svg:x="9.996cm" svg:y="6.207cm">
          <draw:image xlink:href="Pictures/100002010000014C000000939AD91D4413971104.png" xlink:type="simple" xlink:show="embed" xlink:actuate="onLoad" loext:mime-type="image/png">
            <text:p/>
          </draw:image>
        </draw:frame>
        <draw:frame draw:style-name="gr1" draw:text-style-name="P1" draw:layer="layout" svg:width="15.101cm" svg:height="5.742cm" svg:x="6.727cm" svg:y="13.673cm">
          <draw:image xlink:href="Pictures/1000020100000223000000D0D465D5DB373BE256.png" xlink:type="simple" xlink:show="embed" xlink:actuate="onLoad" loext:mime-type="image/png">
            <text:p/>
          </draw:image>
        </draw:frame>
        <draw:line draw:style-name="gr2" draw:text-style-name="P2" draw:layer="layout" svg:x1="26.146cm" svg:y1="4.429cm" svg:x2="14.335cm" svg:y2="8.239cm">
          <text:p/>
        </draw:line>
        <draw:line draw:style-name="gr2" draw:text-style-name="P2" draw:layer="layout" svg:x1="15.097cm" svg:y1="9.509cm" svg:x2="14.97cm" svg:y2="13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9T10:38:25.143445150</meta:creation-date>
    <dc:date>2020-07-09T10:41:06.563839482</dc:date>
    <meta:editing-duration>PT2M42S</meta:editing-duration>
    <meta:editing-cycles>1</meta:editing-cycles>
    <meta:document-statistic meta:object-count="5"/>
    <meta:generator>LibreOffice/6.1.2.1$MacOSX_X86_64 LibreOffice_project/65905a128db06ba48db947242809d14d3f9a93fe</meta:generator>
  </office:meta>
</office:document-meta>
</file>